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2.3189in"/>
    </style:style>
    <style:style style:name="co3" style:family="table-column">
      <style:table-column-properties fo:break-before="auto" style:column-width="3.6484in"/>
    </style:style>
    <style:style style:name="co4" style:family="table-column">
      <style:table-column-properties fo:break-before="auto" style:column-width="3.5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FDR</text:p>
          </table:table-cell>
          <table:table-cell office:value-type="string" calcext:value-type="string">
            <text:p>genes</text:p>
          </table:table-cell>
          <table:table-cell office:value-type="string" calcext:value-type="string">
            <text:p>mouse_infection_died_plate__mouse_inoculum_t0_pellet</text:p>
          </table:table-cell>
          <table:table-cell office:value-type="string" calcext:value-type="string">
            <text:p>mouse_infection_t1_plate__mouse_inoculum_t0_pellet</text:p>
          </table:table-cell>
          <table:table-cell office:value-type="string" calcext:value-type="string">
            <text:p>mouse_infection_t2_plate__mouse_inoculum_t0_pellet</text:p>
          </table:table-cell>
        </table:table-row>
        <table:table-row table:style-name="ro1">
          <table:table-cell office:value-type="float" office:value="0.0460322946581206" calcext:value-type="float">
            <text:p>0.0460322946581206</text:p>
          </table:table-cell>
          <table:table-cell office:value-type="string" calcext:value-type="string">
            <text:p>P1 PA14_RS16130_femR_70</text:p>
          </table:table-cell>
          <table:table-cell office:value-type="float" office:value="-1.25834247728287" calcext:value-type="float">
            <text:p>-1.26</text:p>
          </table:table-cell>
          <table:table-cell office:value-type="float" office:value="3.88286745557931" calcext:value-type="float">
            <text:p>3.88</text:p>
          </table:table-cell>
          <table:table-cell office:value-type="float" office:value="6.89918896621989" calcext:value-type="float">
            <text:p>6.90</text:p>
          </table:table-cell>
        </table:table-row>
        <table:table-row table:style-name="ro1">
          <table:table-cell office:value-type="float" office:value="0.0460322946581206" calcext:value-type="float">
            <text:p>0.0460322946581206</text:p>
          </table:table-cell>
          <table:table-cell office:value-type="string" calcext:value-type="string">
            <text:p>P2 PA14_RS12145_-_50</text:p>
          </table:table-cell>
          <table:table-cell office:value-type="float" office:value="1.27849399335972" calcext:value-type="float">
            <text:p>1.28</text:p>
          </table:table-cell>
          <table:table-cell office:value-type="float" office:value="-0.251525215555986" calcext:value-type="float">
            <text:p>-0.25</text:p>
          </table:table-cell>
          <table:table-cell office:value-type="float" office:value="-4.22097905943673" calcext:value-type="float">
            <text:p>-4.22</text:p>
          </table:table-cell>
        </table:table-row>
        <table:table-row table:style-name="ro1">
          <table:table-cell office:value-type="float" office:value="0.0460322946581206" calcext:value-type="float">
            <text:p>0.0460322946581206</text:p>
          </table:table-cell>
          <table:table-cell office:value-type="string" calcext:value-type="string">
            <text:p>P2 PA14_RS12505_pgsA_12</text:p>
          </table:table-cell>
          <table:table-cell office:value-type="float" office:value="-1.06513081252141" calcext:value-type="float">
            <text:p>-1.07</text:p>
          </table:table-cell>
          <table:table-cell office:value-type="float" office:value="-2.46601658139426" calcext:value-type="float">
            <text:p>-2.47</text:p>
          </table:table-cell>
          <table:table-cell office:value-type="float" office:value="-7.01428852126295" calcext:value-type="float">
            <text:p>-7.01</text:p>
          </table:table-cell>
        </table:table-row>
        <table:table-row table:style-name="ro1">
          <table:table-cell office:value-type="float" office:value="0.0547425594553678" calcext:value-type="float">
            <text:p>0.0547425594553678</text:p>
          </table:table-cell>
          <table:table-cell office:value-type="string" calcext:value-type="string">
            <text:p>unknown PA14_RS16130_femR_70</text:p>
          </table:table-cell>
          <table:table-cell office:value-type="float" office:value="0.0527397038993846" calcext:value-type="float">
            <text:p>0.05</text:p>
          </table:table-cell>
          <table:table-cell office:value-type="float" office:value="2.80670248421776" calcext:value-type="float">
            <text:p>2.81</text:p>
          </table:table-cell>
          <table:table-cell office:value-type="float" office:value="6.02524641075559" calcext:value-type="float">
            <text:p>6.03</text:p>
          </table:table-cell>
        </table:table-row>
        <table:table-row table:style-name="ro1">
          <table:table-cell office:value-type="float" office:value="0.0806398688628876" calcext:value-type="float">
            <text:p>0.0806398688628876</text:p>
          </table:table-cell>
          <table:table-cell office:value-type="string" calcext:value-type="string">
            <text:p>P1 PA14_RS25735_dapB_60</text:p>
          </table:table-cell>
          <table:table-cell office:value-type="float" office:value="-3.13029721722117" calcext:value-type="float">
            <text:p>-3.13</text:p>
          </table:table-cell>
          <table:table-cell office:value-type="float" office:value="8.16993488814388" calcext:value-type="float">
            <text:p>8.17</text:p>
          </table:table-cell>
          <table:table-cell office:value-type="float" office:value="9.01226554614617" calcext:value-type="float">
            <text:p>9.01</text:p>
          </table:table-cell>
        </table:table-row>
        <table:table-row table:style-name="ro1">
          <table:table-cell office:value-type="float" office:value="0.0806398688628876" calcext:value-type="float">
            <text:p>0.0806398688628876</text:p>
          </table:table-cell>
          <table:table-cell office:value-type="string" calcext:value-type="string">
            <text:p>P3 PA14_RS12145_-_25</text:p>
          </table:table-cell>
          <table:table-cell office:value-type="float" office:value="-3.94577954298618" calcext:value-type="float">
            <text:p>-3.95</text:p>
          </table:table-cell>
          <table:table-cell office:value-type="float" office:value="4.00599167558862" calcext:value-type="float">
            <text:p>4.01</text:p>
          </table:table-cell>
          <table:table-cell office:value-type="float" office:value="4.92519996108122" calcext:value-type="float">
            <text:p>4.93</text:p>
          </table:table-cell>
        </table:table-row>
        <table:table-row table:style-name="ro1">
          <table:table-cell office:value-type="float" office:value="0.0806398688628876" calcext:value-type="float">
            <text:p>0.0806398688628876</text:p>
          </table:table-cell>
          <table:table-cell office:value-type="string" calcext:value-type="string">
            <text:p>P3 PA14_RS25735_dapB_60</text:p>
          </table:table-cell>
          <table:table-cell office:value-type="float" office:value="-2.42453298919679" calcext:value-type="float">
            <text:p>-2.42</text:p>
          </table:table-cell>
          <table:table-cell office:value-type="float" office:value="8.32971387872216" calcext:value-type="float">
            <text:p>8.33</text:p>
          </table:table-cell>
          <table:table-cell office:value-type="float" office:value="9.23888530114979" calcext:value-type="float">
            <text:p>9.24</text:p>
          </table:table-cell>
        </table:table-row>
        <table:table-row table:style-name="ro1">
          <table:table-cell office:value-type="float" office:value="0.0806398688628876" calcext:value-type="float">
            <text:p>0.0806398688628876</text:p>
          </table:table-cell>
          <table:table-cell office:value-type="string" calcext:value-type="string">
            <text:p>unknown PA14_RS25735_dapB_60</text:p>
          </table:table-cell>
          <table:table-cell office:value-type="float" office:value="-1.44854989164695" calcext:value-type="float">
            <text:p>-1.45</text:p>
          </table:table-cell>
          <table:table-cell office:value-type="float" office:value="7.97318584004817" calcext:value-type="float">
            <text:p>7.97</text:p>
          </table:table-cell>
          <table:table-cell office:value-type="float" office:value="9.19885847389364" calcext:value-type="float">
            <text:p>9.20</text:p>
          </table:table-cell>
        </table:table-row>
        <table:table-row table:style-name="ro1">
          <table:table-cell office:value-type="float" office:value="0.0995419637683558" calcext:value-type="float">
            <text:p>0.0995419637683558</text:p>
          </table:table-cell>
          <table:table-cell office:value-type="string" calcext:value-type="string">
            <text:p>P1 PA14_RS12145_-_50</text:p>
          </table:table-cell>
          <table:table-cell office:value-type="float" office:value="0.942190090473191" calcext:value-type="float">
            <text:p>0.94</text:p>
          </table:table-cell>
          <table:table-cell office:value-type="float" office:value="-0.397071309989853" calcext:value-type="float">
            <text:p>-0.40</text:p>
          </table:table-cell>
          <table:table-cell office:value-type="float" office:value="-3.23080786491673" calcext:value-type="float">
            <text:p>-3.23</text:p>
          </table:table-cell>
        </table:table-row>
        <table:table-row table:style-name="ro1">
          <table:table-cell office:value-type="float" office:value="0.0995419637683558" calcext:value-type="float">
            <text:p>0.0995419637683558</text:p>
          </table:table-cell>
          <table:table-cell office:value-type="string" calcext:value-type="string">
            <text:p>P1 PA14_RS12505_pgsA_39</text:p>
          </table:table-cell>
          <table:table-cell office:value-type="float" office:value="0.102146853339942" calcext:value-type="float">
            <text:p>0.10</text:p>
          </table:table-cell>
          <table:table-cell office:value-type="float" office:value="-0.683368034636696" calcext:value-type="float">
            <text:p>-0.68</text:p>
          </table:table-cell>
          <table:table-cell office:value-type="float" office:value="-4.3551537974232" calcext:value-type="float">
            <text:p>-4.36</text:p>
          </table:table-cell>
        </table:table-row>
        <table:table-row table:style-name="ro1">
          <table:table-cell office:value-type="float" office:value="0.0995419637683558" calcext:value-type="float">
            <text:p>0.0995419637683558</text:p>
          </table:table-cell>
          <table:table-cell office:value-type="string" calcext:value-type="string">
            <text:p>P2 PA14_RS13930_-_42</text:p>
          </table:table-cell>
          <table:table-cell office:value-type="float" office:value="1.05038860659153" calcext:value-type="float">
            <text:p>1.05</text:p>
          </table:table-cell>
          <table:table-cell office:value-type="float" office:value="0.812304434068325" calcext:value-type="float">
            <text:p>0.81</text:p>
          </table:table-cell>
          <table:table-cell office:value-type="float" office:value="-3.28457288797665" calcext:value-type="float">
            <text:p>-3.28</text:p>
          </table:table-cell>
        </table:table-row>
        <table:table-row table:style-name="ro1">
          <table:table-cell office:value-type="float" office:value="0.0995419637683558" calcext:value-type="float">
            <text:p>0.0995419637683558</text:p>
          </table:table-cell>
          <table:table-cell office:value-type="string" calcext:value-type="string">
            <text:p>P3 PA14_RS16130_femR_70</text:p>
          </table:table-cell>
          <table:table-cell office:value-type="float" office:value="0.266913667743517" calcext:value-type="float">
            <text:p>0.27</text:p>
          </table:table-cell>
          <table:table-cell office:value-type="float" office:value="-1.20720939402841" calcext:value-type="float">
            <text:p>-1.21</text:p>
          </table:table-cell>
          <table:table-cell office:value-type="float" office:value="1.8806337686519" calcext:value-type="float">
            <text:p>1.88</text:p>
          </table:table-cell>
        </table:table-row>
        <table:table-row table:style-name="ro1">
          <table:table-cell office:value-type="float" office:value="0.1385555988394" calcext:value-type="float">
            <text:p>0.1385555988394</text:p>
          </table:table-cell>
          <table:table-cell office:value-type="string" calcext:value-type="string">
            <text:p>P1 PA14_RS13930_-_42</text:p>
          </table:table-cell>
          <table:table-cell office:value-type="float" office:value="-0.831771434666512" calcext:value-type="float">
            <text:p>-0.83</text:p>
          </table:table-cell>
          <table:table-cell office:value-type="float" office:value="-2.00898228923098" calcext:value-type="float">
            <text:p>-2.01</text:p>
          </table:table-cell>
          <table:table-cell office:value-type="float" office:value="-4.49114308061675" calcext:value-type="float">
            <text:p>-4.49</text:p>
          </table:table-cell>
        </table:table-row>
        <table:table-row table:style-name="ro1">
          <table:table-cell office:value-type="float" office:value="0.1385555988394" calcext:value-type="float">
            <text:p>0.1385555988394</text:p>
          </table:table-cell>
          <table:table-cell office:value-type="string" calcext:value-type="string">
            <text:p>P1 PA14_RS25735_dapB_15</text:p>
          </table:table-cell>
          <table:table-cell office:value-type="float" office:value="0.191720667592725" calcext:value-type="float">
            <text:p>0.19</text:p>
          </table:table-cell>
          <table:table-cell office:value-type="float" office:value="6.98027892131224" calcext:value-type="float">
            <text:p>6.98</text:p>
          </table:table-cell>
          <table:table-cell office:value-type="float" office:value="7.68758598284236" calcext:value-type="float">
            <text:p>7.69</text:p>
          </table:table-cell>
        </table:table-row>
        <table:table-row table:style-name="ro1">
          <table:table-cell office:value-type="float" office:value="0.1385555988394" calcext:value-type="float">
            <text:p>0.1385555988394</text:p>
          </table:table-cell>
          <table:table-cell office:value-type="string" calcext:value-type="string">
            <text:p>P2 PA14_RS16130_femR_22</text:p>
          </table:table-cell>
          <table:table-cell office:value-type="float" office:value="-12.9785003873472" calcext:value-type="float">
            <text:p>-12.98</text:p>
          </table:table-cell>
          <table:table-cell office:value-type="float" office:value="-2.083718284744" calcext:value-type="float">
            <text:p>-2.08</text:p>
          </table:table-cell>
          <table:table-cell office:value-type="float" office:value="-5.08882425285787" calcext:value-type="float">
            <text:p>-5.09</text:p>
          </table:table-cell>
        </table:table-row>
        <table:table-row table:style-name="ro1">
          <table:table-cell office:value-type="float" office:value="0.1385555988394" calcext:value-type="float">
            <text:p>0.1385555988394</text:p>
          </table:table-cell>
          <table:table-cell office:value-type="string" calcext:value-type="string">
            <text:p>P3 PA14_RS13930_-_42</text:p>
          </table:table-cell>
          <table:table-cell office:value-type="float" office:value="-0.607377036411666" calcext:value-type="float">
            <text:p>-0.61</text:p>
          </table:table-cell>
          <table:table-cell office:value-type="float" office:value="0.58095593179892" calcext:value-type="float">
            <text:p>0.58</text:p>
          </table:table-cell>
          <table:table-cell office:value-type="float" office:value="-3.01830112688229" calcext:value-type="float">
            <text:p>-3.02</text:p>
          </table:table-cell>
        </table:table-row>
        <table:table-row table:style-name="ro1">
          <table:table-cell office:value-type="float" office:value="0.1385555988394" calcext:value-type="float">
            <text:p>0.1385555988394</text:p>
          </table:table-cell>
          <table:table-cell office:value-type="string" calcext:value-type="string">
            <text:p>P3 PA14_RS16775_cysS_2</text:p>
          </table:table-cell>
          <table:table-cell office:value-type="float" office:value="2.01386822254969" calcext:value-type="float">
            <text:p>2.01</text:p>
          </table:table-cell>
          <table:table-cell office:value-type="float" office:value="0.346027245453045" calcext:value-type="float">
            <text:p>0.35</text:p>
          </table:table-cell>
          <table:table-cell office:value-type="float" office:value="-2.26968472707124" calcext:value-type="float">
            <text:p>-2.27</text:p>
          </table:table-cell>
        </table:table-row>
        <table:table-row table:style-name="ro1">
          <table:table-cell office:value-type="float" office:value="0.1385555988394" calcext:value-type="float">
            <text:p>0.1385555988394</text:p>
          </table:table-cell>
          <table:table-cell office:value-type="string" calcext:value-type="string">
            <text:p>P3 PA14_RS22150_algU_11</text:p>
          </table:table-cell>
          <table:table-cell office:value-type="float" office:value="-7.64429592808911" calcext:value-type="float">
            <text:p>-7.64</text:p>
          </table:table-cell>
          <table:table-cell office:value-type="float" office:value="-2.95429561915893" calcext:value-type="float">
            <text:p>-2.95</text:p>
          </table:table-cell>
          <table:table-cell office:value-type="float" office:value="-4.61742096681932" calcext:value-type="float">
            <text:p>-4.62</text:p>
          </table:table-cell>
        </table:table-row>
        <table:table-row table:style-name="ro1">
          <table:table-cell office:value-type="float" office:value="0.14636228283573" calcext:value-type="float">
            <text:p>0.14636228283573</text:p>
          </table:table-cell>
          <table:table-cell office:value-type="string" calcext:value-type="string">
            <text:p>P2 PA14_RS25735_dapB_60</text:p>
          </table:table-cell>
          <table:table-cell office:value-type="float" office:value="-0.706756858627097" calcext:value-type="float">
            <text:p>-0.71</text:p>
          </table:table-cell>
          <table:table-cell office:value-type="float" office:value="3.90126446007099" calcext:value-type="float">
            <text:p>3.90</text:p>
          </table:table-cell>
          <table:table-cell office:value-type="float" office:value="5.01058743433531" calcext:value-type="float">
            <text:p>5.01</text:p>
          </table:table-cell>
        </table:table-row>
        <table:table-row table:style-name="ro1">
          <table:table-cell office:value-type="float" office:value="0.150326279835511" calcext:value-type="float">
            <text:p>0.150326279835511</text:p>
          </table:table-cell>
          <table:table-cell office:value-type="string" calcext:value-type="string">
            <text:p>unknown PA14_RS16775_cysS_2</text:p>
          </table:table-cell>
          <table:table-cell office:value-type="float" office:value="1.35739069222139" calcext:value-type="float">
            <text:p>1.36</text:p>
          </table:table-cell>
          <table:table-cell office:value-type="float" office:value="0.135666777227259" calcext:value-type="float">
            <text:p>0.14</text:p>
          </table:table-cell>
          <table:table-cell office:value-type="float" office:value="-2.0637517255453" calcext:value-type="float">
            <text:p>-2.06</text:p>
          </table:table-cell>
        </table:table-row>
        <table:table-row table:style-name="ro1">
          <table:table-cell office:value-type="float" office:value="0.151182815434274" calcext:value-type="float">
            <text:p>0.151182815434274</text:p>
          </table:table-cell>
          <table:table-cell office:value-type="string" calcext:value-type="string">
            <text:p>P3 PA14_RS12505_pgsA_12</text:p>
          </table:table-cell>
          <table:table-cell office:value-type="float" office:value="-0.283572170996584" calcext:value-type="float">
            <text:p>-0.28</text:p>
          </table:table-cell>
          <table:table-cell office:value-type="float" office:value="-3.10499708594257" calcext:value-type="float">
            <text:p>-3.10</text:p>
          </table:table-cell>
          <table:table-cell office:value-type="float" office:value="-4.37489442332209" calcext:value-type="float">
            <text:p>-4.37</text:p>
          </table:table-cell>
        </table:table-row>
        <table:table-row table:style-name="ro1">
          <table:table-cell office:value-type="float" office:value="0.151351953847704" calcext:value-type="float">
            <text:p>0.151351953847704</text:p>
          </table:table-cell>
          <table:table-cell office:value-type="string" calcext:value-type="string">
            <text:p>P2 PA14_RS22150_algU_11</text:p>
          </table:table-cell>
          <table:table-cell office:value-type="float" office:value="-4.3491141373203" calcext:value-type="float">
            <text:p>-4.35</text:p>
          </table:table-cell>
          <table:table-cell office:value-type="float" office:value="-1.22431558241288" calcext:value-type="float">
            <text:p>-1.22</text:p>
          </table:table-cell>
          <table:table-cell office:value-type="float" office:value="-3.78203090364845" calcext:value-type="float">
            <text:p>-3.78</text:p>
          </table:table-cell>
        </table:table-row>
        <table:table-row table:style-name="ro1">
          <table:table-cell office:value-type="float" office:value="0.151351953847704" calcext:value-type="float">
            <text:p>0.151351953847704</text:p>
          </table:table-cell>
          <table:table-cell office:value-type="string" calcext:value-type="string">
            <text:p>unknown PA14_RS25735_dapB_15</text:p>
          </table:table-cell>
          <table:table-cell office:value-type="float" office:value="0.601085330388262" calcext:value-type="float">
            <text:p>0.60</text:p>
          </table:table-cell>
          <table:table-cell office:value-type="float" office:value="5.59711210834002" calcext:value-type="float">
            <text:p>5.60</text:p>
          </table:table-cell>
          <table:table-cell office:value-type="float" office:value="6.68232659808055" calcext:value-type="float">
            <text:p>6.68</text:p>
          </table:table-cell>
        </table:table-row>
        <table:table-row table:style-name="ro1">
          <table:table-cell office:value-type="float" office:value="0.151935936378829" calcext:value-type="float">
            <text:p>0.151935936378829</text:p>
          </table:table-cell>
          <table:table-cell office:value-type="string" calcext:value-type="string">
            <text:p>P1 PA14_RS16775_cysS_33</text:p>
          </table:table-cell>
          <table:table-cell office:value-type="float" office:value="-0.846466638184102" calcext:value-type="float">
            <text:p>-0.85</text:p>
          </table:table-cell>
          <table:table-cell office:value-type="float" office:value="-1.64761546005583" calcext:value-type="float">
            <text:p>-1.65</text:p>
          </table:table-cell>
          <table:table-cell office:value-type="float" office:value="-4.26550550099421" calcext:value-type="float">
            <text:p>-4.27</text:p>
          </table:table-cell>
        </table:table-row>
        <table:table-row table:style-name="ro1">
          <table:table-cell office:value-type="float" office:value="0.154648955288808" calcext:value-type="float">
            <text:p>0.154648955288808</text:p>
          </table:table-cell>
          <table:table-cell office:value-type="string" calcext:value-type="string">
            <text:p>P3 PA14_RS12505_pgsA_39</text:p>
          </table:table-cell>
          <table:table-cell office:value-type="float" office:value="-1.63576284834159" calcext:value-type="float">
            <text:p>-1.64</text:p>
          </table:table-cell>
          <table:table-cell office:value-type="float" office:value="-1.54001514467005" calcext:value-type="float">
            <text:p>-1.54</text:p>
          </table:table-cell>
          <table:table-cell office:value-type="float" office:value="-4.41140031143537" calcext:value-type="float">
            <text:p>-4.41</text:p>
          </table:table-cell>
        </table:table-row>
        <table:table-row table:style-name="ro1">
          <table:table-cell office:value-type="float" office:value="0.15593116089078" calcext:value-type="float">
            <text:p>0.15593116089078</text:p>
          </table:table-cell>
          <table:table-cell office:value-type="string" calcext:value-type="string">
            <text:p>unknown PA14_RS12145_-_25</text:p>
          </table:table-cell>
          <table:table-cell office:value-type="float" office:value="0.0182490301945587" calcext:value-type="float">
            <text:p>0.02</text:p>
          </table:table-cell>
          <table:table-cell office:value-type="float" office:value="3.06937405051857" calcext:value-type="float">
            <text:p>3.07</text:p>
          </table:table-cell>
          <table:table-cell office:value-type="float" office:value="4.24473327828465" calcext:value-type="float">
            <text:p>4.24</text:p>
          </table:table-cell>
        </table:table-row>
        <table:table-row table:style-name="ro1">
          <table:table-cell office:value-type="float" office:value="0.15593116089078" calcext:value-type="float">
            <text:p>0.15593116089078</text:p>
          </table:table-cell>
          <table:table-cell office:value-type="string" calcext:value-type="string">
            <text:p>unknown PA14_RS12505_pgsA_12</text:p>
          </table:table-cell>
          <table:table-cell office:value-type="float" office:value="-0.757706572309013" calcext:value-type="float">
            <text:p>-0.76</text:p>
          </table:table-cell>
          <table:table-cell office:value-type="float" office:value="-2.25519565717017" calcext:value-type="float">
            <text:p>-2.26</text:p>
          </table:table-cell>
          <table:table-cell office:value-type="float" office:value="-4.09469644268852" calcext:value-type="float">
            <text:p>-4.09</text:p>
          </table:table-cell>
        </table:table-row>
        <table:table-row table:style-name="ro1">
          <table:table-cell office:value-type="float" office:value="0.169023577137836" calcext:value-type="float">
            <text:p>0.169023577137836</text:p>
          </table:table-cell>
          <table:table-cell office:value-type="string" calcext:value-type="string">
            <text:p>P3 PA14_RS13930_-_19</text:p>
          </table:table-cell>
          <table:table-cell office:value-type="float" office:value="0.923277126269682" calcext:value-type="float">
            <text:p>0.92</text:p>
          </table:table-cell>
          <table:table-cell office:value-type="float" office:value="0.691031767150676" calcext:value-type="float">
            <text:p>0.69</text:p>
          </table:table-cell>
          <table:table-cell office:value-type="float" office:value="-2.19674143152413" calcext:value-type="float">
            <text:p>-2.20</text:p>
          </table:table-cell>
        </table:table-row>
        <table:table-row table:style-name="ro1">
          <table:table-cell office:value-type="float" office:value="0.179802006234555" calcext:value-type="float">
            <text:p>0.179802006234555</text:p>
          </table:table-cell>
          <table:table-cell office:value-type="string" calcext:value-type="string">
            <text:p>unknown PA14_RS13930_-_42</text:p>
          </table:table-cell>
          <table:table-cell office:value-type="float" office:value="0.220070910860817" calcext:value-type="float">
            <text:p>0.22</text:p>
          </table:table-cell>
          <table:table-cell office:value-type="float" office:value="-0.100930518766483" calcext:value-type="float">
            <text:p>-0.10</text:p>
          </table:table-cell>
          <table:table-cell office:value-type="float" office:value="-3.013083441086" calcext:value-type="float">
            <text:p>-3.01</text:p>
          </table:table-cell>
        </table:table-row>
        <table:table-row table:style-name="ro1">
          <table:table-cell office:value-type="float" office:value="0.199816612003298" calcext:value-type="float">
            <text:p>0.199816612003298</text:p>
          </table:table-cell>
          <table:table-cell office:value-type="string" calcext:value-type="string">
            <text:p>P1 PA14_RS16775_cysS_2</text:p>
          </table:table-cell>
          <table:table-cell office:value-type="float" office:value="0.426729984955851" calcext:value-type="float">
            <text:p>0.43</text:p>
          </table:table-cell>
          <table:table-cell office:value-type="float" office:value="0.173540781689486" calcext:value-type="float">
            <text:p>0.17</text:p>
          </table:table-cell>
          <table:table-cell office:value-type="float" office:value="-2.18050384047671" calcext:value-type="float">
            <text:p>-2.18</text:p>
          </table:table-cell>
        </table:table-row>
        <table:table-row table:style-name="ro1">
          <table:table-cell office:value-type="float" office:value="0.239546160824402" calcext:value-type="float">
            <text:p>0.239546160824402</text:p>
          </table:table-cell>
          <table:table-cell office:value-type="string" calcext:value-type="string">
            <text:p>P2 PA14_RS12505_pgsA_39</text:p>
          </table:table-cell>
          <table:table-cell office:value-type="float" office:value="-1.52843769335005" calcext:value-type="float">
            <text:p>-1.53</text:p>
          </table:table-cell>
          <table:table-cell office:value-type="float" office:value="-2.03169350962024" calcext:value-type="float">
            <text:p>-2.03</text:p>
          </table:table-cell>
          <table:table-cell office:value-type="float" office:value="-4.30446385938982" calcext:value-type="float">
            <text:p>-4.30</text:p>
          </table:table-cell>
        </table:table-row>
        <table:table-row table:style-name="ro1">
          <table:table-cell office:value-type="float" office:value="0.253464250559654" calcext:value-type="float">
            <text:p>0.253464250559654</text:p>
          </table:table-cell>
          <table:table-cell office:value-type="string" calcext:value-type="string">
            <text:p>P2 PA14_RS16775_cysS_2</text:p>
          </table:table-cell>
          <table:table-cell office:value-type="float" office:value="-0.0546875115600958" calcext:value-type="float">
            <text:p>-0.05</text:p>
          </table:table-cell>
          <table:table-cell office:value-type="float" office:value="-0.438229434230285" calcext:value-type="float">
            <text:p>-0.44</text:p>
          </table:table-cell>
          <table:table-cell office:value-type="float" office:value="-2.51605039891116" calcext:value-type="float">
            <text:p>-2.52</text:p>
          </table:table-cell>
        </table:table-row>
        <table:table-row table:style-name="ro1">
          <table:table-cell office:value-type="float" office:value="0.343835614693313" calcext:value-type="float">
            <text:p>0.343835614693313</text:p>
          </table:table-cell>
          <table:table-cell office:value-type="string" calcext:value-type="string">
            <text:p>P3 PA14_RS12145_-_50</text:p>
          </table:table-cell>
          <table:table-cell office:value-type="float" office:value="0.465701764787649" calcext:value-type="float">
            <text:p>0.47</text:p>
          </table:table-cell>
          <table:table-cell office:value-type="float" office:value="0.267307632088857" calcext:value-type="float">
            <text:p>0.27</text:p>
          </table:table-cell>
          <table:table-cell office:value-type="float" office:value="-1.86608191416014" calcext:value-type="float">
            <text:p>-1.87</text:p>
          </table:table-cell>
        </table:table-row>
        <table:table-row table:style-name="ro1">
          <table:table-cell office:value-type="float" office:value="0.343835614693313" calcext:value-type="float">
            <text:p>0.343835614693313</text:p>
          </table:table-cell>
          <table:table-cell office:value-type="string" calcext:value-type="string">
            <text:p>unknown PA14_RS12145_-_50</text:p>
          </table:table-cell>
          <table:table-cell office:value-type="float" office:value="1.25237463681681" calcext:value-type="float">
            <text:p>1.25</text:p>
          </table:table-cell>
          <table:table-cell office:value-type="float" office:value="-0.0408576286536633" calcext:value-type="float">
            <text:p>-0.04</text:p>
          </table:table-cell>
          <table:table-cell office:value-type="float" office:value="-1.68228941217699" calcext:value-type="float">
            <text:p>-1.68</text:p>
          </table:table-cell>
        </table:table-row>
        <table:table-row table:style-name="ro1">
          <table:table-cell office:value-type="float" office:value="0.362707756616603" calcext:value-type="float">
            <text:p>0.362707756616603</text:p>
          </table:table-cell>
          <table:table-cell office:value-type="string" calcext:value-type="string">
            <text:p>P1 PA14_RS16130_femR_22</text:p>
          </table:table-cell>
          <table:table-cell office:value-type="float" office:value="-13.2321727496164" calcext:value-type="float">
            <text:p>-13.23</text:p>
          </table:table-cell>
          <table:table-cell office:value-type="float" office:value="-2.06214504677594" calcext:value-type="float">
            <text:p>-2.06</text:p>
          </table:table-cell>
          <table:table-cell office:value-type="float" office:value="-3.22083095610521" calcext:value-type="float">
            <text:p>-3.22</text:p>
          </table:table-cell>
        </table:table-row>
        <table:table-row table:style-name="ro1">
          <table:table-cell office:value-type="float" office:value="0.362707756616603" calcext:value-type="float">
            <text:p>0.362707756616603</text:p>
          </table:table-cell>
          <table:table-cell office:value-type="string" calcext:value-type="string">
            <text:p>P3 PA14_RS16130_femR_22</text:p>
          </table:table-cell>
          <table:table-cell office:value-type="float" office:value="-13.0382109899188" calcext:value-type="float">
            <text:p>-13.04</text:p>
          </table:table-cell>
          <table:table-cell office:value-type="float" office:value="-2.71686191652029" calcext:value-type="float">
            <text:p>-2.72</text:p>
          </table:table-cell>
          <table:table-cell office:value-type="float" office:value="-2.98044526193848" calcext:value-type="float">
            <text:p>-2.98</text:p>
          </table:table-cell>
        </table:table-row>
        <table:table-row table:style-name="ro1">
          <table:table-cell office:value-type="float" office:value="0.362707756616603" calcext:value-type="float">
            <text:p>0.362707756616603</text:p>
          </table:table-cell>
          <table:table-cell office:value-type="string" calcext:value-type="string">
            <text:p>unknown PA14_RS13930_-_19</text:p>
          </table:table-cell>
          <table:table-cell office:value-type="float" office:value="0.504428868978566" calcext:value-type="float">
            <text:p>0.50</text:p>
          </table:table-cell>
          <table:table-cell office:value-type="float" office:value="0.0484872994766113" calcext:value-type="float">
            <text:p>0.05</text:p>
          </table:table-cell>
          <table:table-cell office:value-type="float" office:value="-1.8992278755116" calcext:value-type="float">
            <text:p>-1.90</text:p>
          </table:table-cell>
        </table:table-row>
        <table:table-row table:style-name="ro1">
          <table:table-cell office:value-type="float" office:value="0.3782929035334" calcext:value-type="float">
            <text:p>0.3782929035334</text:p>
          </table:table-cell>
          <table:table-cell office:value-type="string" calcext:value-type="string">
            <text:p>P1 PA14_RS13930_-_19</text:p>
          </table:table-cell>
          <table:table-cell office:value-type="float" office:value="-1.14431617242019" calcext:value-type="float">
            <text:p>-1.14</text:p>
          </table:table-cell>
          <table:table-cell office:value-type="float" office:value="-0.767198978522299" calcext:value-type="float">
            <text:p>-0.77</text:p>
          </table:table-cell>
          <table:table-cell office:value-type="float" office:value="-2.88840345271968" calcext:value-type="float">
            <text:p>-2.89</text:p>
          </table:table-cell>
        </table:table-row>
        <table:table-row table:style-name="ro1">
          <table:table-cell office:value-type="float" office:value="0.3782929035334" calcext:value-type="float">
            <text:p>0.3782929035334</text:p>
          </table:table-cell>
          <table:table-cell office:value-type="string" calcext:value-type="string">
            <text:p>unknown PA14_RS12505_pgsA_39</text:p>
          </table:table-cell>
          <table:table-cell office:value-type="float" office:value="-0.306393451086201" calcext:value-type="float">
            <text:p>-0.31</text:p>
          </table:table-cell>
          <table:table-cell office:value-type="float" office:value="-1.33308304639052" calcext:value-type="float">
            <text:p>-1.33</text:p>
          </table:table-cell>
          <table:table-cell office:value-type="float" office:value="-3.07545455132789" calcext:value-type="float">
            <text:p>-3.08</text:p>
          </table:table-cell>
        </table:table-row>
        <table:table-row table:style-name="ro1">
          <table:table-cell office:value-type="float" office:value="0.415225167762135" calcext:value-type="float">
            <text:p>0.415225167762135</text:p>
          </table:table-cell>
          <table:table-cell office:value-type="string" calcext:value-type="string">
            <text:p>P2 PA14_RS16775_cysS_33</text:p>
          </table:table-cell>
          <table:table-cell office:value-type="float" office:value="-5.40567657446133" calcext:value-type="float">
            <text:p>-5.41</text:p>
          </table:table-cell>
          <table:table-cell office:value-type="float" office:value="-1.04186892944172" calcext:value-type="float">
            <text:p>-1.04</text:p>
          </table:table-cell>
          <table:table-cell office:value-type="float" office:value="-2.8686017076827" calcext:value-type="float">
            <text:p>-2.87</text:p>
          </table:table-cell>
        </table:table-row>
        <table:table-row table:style-name="ro1">
          <table:table-cell office:value-type="float" office:value="0.415225167762135" calcext:value-type="float">
            <text:p>0.415225167762135</text:p>
          </table:table-cell>
          <table:table-cell office:value-type="string" calcext:value-type="string">
            <text:p>P2 PA14_RS22150_algU_90</text:p>
          </table:table-cell>
          <table:table-cell office:value-type="float" office:value="1.05206877460522" calcext:value-type="float">
            <text:p>1.05</text:p>
          </table:table-cell>
          <table:table-cell office:value-type="float" office:value="3.5854997309049" calcext:value-type="float">
            <text:p>3.59</text:p>
          </table:table-cell>
          <table:table-cell office:value-type="float" office:value="3.64535902304476" calcext:value-type="float">
            <text:p>3.65</text:p>
          </table:table-cell>
        </table:table-row>
        <table:table-row table:style-name="ro1">
          <table:table-cell office:value-type="float" office:value="0.415225167762135" calcext:value-type="float">
            <text:p>0.415225167762135</text:p>
          </table:table-cell>
          <table:table-cell office:value-type="string" calcext:value-type="string">
            <text:p>unknown PA14_RS16130_femR_22</text:p>
          </table:table-cell>
          <table:table-cell office:value-type="float" office:value="-9.16141556599768" calcext:value-type="float">
            <text:p>-9.16</text:p>
          </table:table-cell>
          <table:table-cell office:value-type="float" office:value="-2.09830417430442" calcext:value-type="float">
            <text:p>-2.10</text:p>
          </table:table-cell>
          <table:table-cell office:value-type="float" office:value="-2.0462670559195" calcext:value-type="float">
            <text:p>-2.05</text:p>
          </table:table-cell>
        </table:table-row>
        <table:table-row table:style-name="ro1">
          <table:table-cell office:value-type="float" office:value="0.429591064664631" calcext:value-type="float">
            <text:p>0.429591064664631</text:p>
          </table:table-cell>
          <table:table-cell office:value-type="string" calcext:value-type="string">
            <text:p>P1 PA14_RS22150_algU_90</text:p>
          </table:table-cell>
          <table:table-cell office:value-type="float" office:value="1.68076121949528" calcext:value-type="float">
            <text:p>1.68</text:p>
          </table:table-cell>
          <table:table-cell office:value-type="float" office:value="-0.520276350801639" calcext:value-type="float">
            <text:p>-0.52</text:p>
          </table:table-cell>
          <table:table-cell office:value-type="float" office:value="-0.673074091296504" calcext:value-type="float">
            <text:p>-0.67</text:p>
          </table:table-cell>
        </table:table-row>
        <table:table-row table:style-name="ro1">
          <table:table-cell office:value-type="float" office:value="0.460958644382024" calcext:value-type="float">
            <text:p>0.460958644382024</text:p>
          </table:table-cell>
          <table:table-cell office:value-type="string" calcext:value-type="string">
            <text:p>P3 PA14_RS25735_dapB_15</text:p>
          </table:table-cell>
          <table:table-cell office:value-type="float" office:value="-0.262247904888434" calcext:value-type="float">
            <text:p>-0.26</text:p>
          </table:table-cell>
          <table:table-cell office:value-type="float" office:value="1.7430423689423" calcext:value-type="float">
            <text:p>1.74</text:p>
          </table:table-cell>
          <table:table-cell office:value-type="float" office:value="2.92856689240066" calcext:value-type="float">
            <text:p>2.93</text:p>
          </table:table-cell>
        </table:table-row>
        <table:table-row table:style-name="ro1">
          <table:table-cell office:value-type="float" office:value="0.460958644382024" calcext:value-type="float">
            <text:p>0.460958644382024</text:p>
          </table:table-cell>
          <table:table-cell office:value-type="string" calcext:value-type="string">
            <text:p>unknown PA14_RS16775_cysS_33</text:p>
          </table:table-cell>
          <table:table-cell office:value-type="float" office:value="-0.558646298226892" calcext:value-type="float">
            <text:p>-0.56</text:p>
          </table:table-cell>
          <table:table-cell office:value-type="float" office:value="-1.1927828016148" calcext:value-type="float">
            <text:p>-1.19</text:p>
          </table:table-cell>
          <table:table-cell office:value-type="float" office:value="-2.58496128745238" calcext:value-type="float">
            <text:p>-2.58</text:p>
          </table:table-cell>
        </table:table-row>
        <table:table-row table:style-name="ro1">
          <table:table-cell office:value-type="float" office:value="0.508942810777387" calcext:value-type="float">
            <text:p>0.508942810777387</text:p>
          </table:table-cell>
          <table:table-cell office:value-type="string" calcext:value-type="string">
            <text:p>P3 PA14_RS16775_cysS_33</text:p>
          </table:table-cell>
          <table:table-cell office:value-type="float" office:value="-0.87528642712401" calcext:value-type="float">
            <text:p>-0.88</text:p>
          </table:table-cell>
          <table:table-cell office:value-type="float" office:value="-1.19572597732746" calcext:value-type="float">
            <text:p>-1.20</text:p>
          </table:table-cell>
          <table:table-cell office:value-type="float" office:value="-2.99351628761845" calcext:value-type="float">
            <text:p>-2.99</text:p>
          </table:table-cell>
        </table:table-row>
        <table:table-row table:style-name="ro1">
          <table:table-cell office:value-type="float" office:value="0.587525230401723" calcext:value-type="float">
            <text:p>0.587525230401723</text:p>
          </table:table-cell>
          <table:table-cell office:value-type="string" calcext:value-type="string">
            <text:p>P2 PA14_RS25735_dapB_15</text:p>
          </table:table-cell>
          <table:table-cell office:value-type="float" office:value="1.33820184281014" calcext:value-type="float">
            <text:p>1.34</text:p>
          </table:table-cell>
          <table:table-cell office:value-type="float" office:value="-0.576381347760587" calcext:value-type="float">
            <text:p>-0.58</text:p>
          </table:table-cell>
          <table:table-cell office:value-type="float" office:value="0.577436955063931" calcext:value-type="float">
            <text:p>0.58</text:p>
          </table:table-cell>
        </table:table-row>
        <table:table-row table:style-name="ro1">
          <table:table-cell office:value-type="float" office:value="0.621537858829758" calcext:value-type="float">
            <text:p>0.621537858829758</text:p>
          </table:table-cell>
          <table:table-cell office:value-type="string" calcext:value-type="string">
            <text:p>P2 PA14_RS13930_-_19</text:p>
          </table:table-cell>
          <table:table-cell office:value-type="float" office:value="-3.41015527236388" calcext:value-type="float">
            <text:p>-3.41</text:p>
          </table:table-cell>
          <table:table-cell office:value-type="float" office:value="-1.39716415646737" calcext:value-type="float">
            <text:p>-1.40</text:p>
          </table:table-cell>
          <table:table-cell office:value-type="float" office:value="-2.39083453779751" calcext:value-type="float">
            <text:p>-2.39</text:p>
          </table:table-cell>
        </table:table-row>
        <table:table-row table:style-name="ro1">
          <table:table-cell office:value-type="float" office:value="0.69251398754011" calcext:value-type="float">
            <text:p>0.69251398754011</text:p>
          </table:table-cell>
          <table:table-cell office:value-type="string" calcext:value-type="string">
            <text:p>P2 PA14_RS12145_-_25</text:p>
          </table:table-cell>
          <table:table-cell office:value-type="float" office:value="0.695769816047152" calcext:value-type="float">
            <text:p>0.70</text:p>
          </table:table-cell>
          <table:table-cell office:value-type="float" office:value="1.5509787542903" calcext:value-type="float">
            <text:p>1.55</text:p>
          </table:table-cell>
          <table:table-cell office:value-type="float" office:value="0.860818198870957" calcext:value-type="float">
            <text:p>0.86</text:p>
          </table:table-cell>
        </table:table-row>
        <table:table-row table:style-name="ro1">
          <table:table-cell office:value-type="float" office:value="0.720916470323536" calcext:value-type="float">
            <text:p>0.720916470323536</text:p>
          </table:table-cell>
          <table:table-cell office:value-type="string" calcext:value-type="string">
            <text:p>unknown PA14_RS22150_algU_90</text:p>
          </table:table-cell>
          <table:table-cell office:value-type="float" office:value="1.59528081357601" calcext:value-type="float">
            <text:p>1.60</text:p>
          </table:table-cell>
          <table:table-cell office:value-type="float" office:value="1.81653522325043" calcext:value-type="float">
            <text:p>1.82</text:p>
          </table:table-cell>
          <table:table-cell office:value-type="float" office:value="2.481938744313" calcext:value-type="float">
            <text:p>2.48</text:p>
          </table:table-cell>
        </table:table-row>
        <table:table-row table:style-name="ro1">
          <table:table-cell office:value-type="float" office:value="0.730899194087015" calcext:value-type="float">
            <text:p>0.730899194087015</text:p>
          </table:table-cell>
          <table:table-cell office:value-type="string" calcext:value-type="string">
            <text:p>P3 PA14_RS22150_algU_90</text:p>
          </table:table-cell>
          <table:table-cell office:value-type="float" office:value="0.73469124946659" calcext:value-type="float">
            <text:p>0.73</text:p>
          </table:table-cell>
          <table:table-cell office:value-type="float" office:value="-1.27675392857835" calcext:value-type="float">
            <text:p>-1.28</text:p>
          </table:table-cell>
          <table:table-cell office:value-type="float" office:value="-0.805391184549946" calcext:value-type="float">
            <text:p>-0.81</text:p>
          </table:table-cell>
        </table:table-row>
        <table:table-row table:style-name="ro1">
          <table:table-cell office:value-type="float" office:value="0.78039588894518" calcext:value-type="float">
            <text:p>0.78039588894518</text:p>
          </table:table-cell>
          <table:table-cell office:value-type="string" calcext:value-type="string">
            <text:p>P1 PA14_RS12505_pgsA_12</text:p>
          </table:table-cell>
          <table:table-cell office:value-type="float" office:value="-2.73023675830431" calcext:value-type="float">
            <text:p>-2.73</text:p>
          </table:table-cell>
          <table:table-cell office:value-type="float" office:value="-1.8873264087003" calcext:value-type="float">
            <text:p>-1.89</text:p>
          </table:table-cell>
          <table:table-cell office:value-type="float" office:value="-2.31721520986703" calcext:value-type="float">
            <text:p>-2.32</text:p>
          </table:table-cell>
        </table:table-row>
        <table:table-row table:style-name="ro1">
          <table:table-cell office:value-type="float" office:value="0.963117799400629" calcext:value-type="float">
            <text:p>0.963117799400629</text:p>
          </table:table-cell>
          <table:table-cell office:value-type="string" calcext:value-type="string">
            <text:p>P1 PA14_RS12145_-_25</text:p>
          </table:table-cell>
          <table:table-cell office:value-type="float" office:value="0.083237302331898" calcext:value-type="float">
            <text:p>0.08</text:p>
          </table:table-cell>
          <table:table-cell office:value-type="float" office:value="0.531827298413277" calcext:value-type="float">
            <text:p>0.53</text:p>
          </table:table-cell>
          <table:table-cell office:value-type="float" office:value="0.862268983247174" calcext:value-type="float">
            <text:p>0.86</text:p>
          </table:table-cell>
        </table:table-row>
        <table:table-row table:style-name="ro1">
          <table:table-cell office:value-type="float" office:value="0.969547976328589" calcext:value-type="float">
            <text:p>0.969547976328589</text:p>
          </table:table-cell>
          <table:table-cell office:value-type="string" calcext:value-type="string">
            <text:p>unknown PA14_RS22150_algU_11</text:p>
          </table:table-cell>
          <table:table-cell office:value-type="float" office:value="-1.03263467959537" calcext:value-type="float">
            <text:p>-1.03</text:p>
          </table:table-cell>
          <table:table-cell office:value-type="float" office:value="-0.804769103229996" calcext:value-type="float">
            <text:p>-0.80</text:p>
          </table:table-cell>
          <table:table-cell office:value-type="float" office:value="-0.365909941727225" calcext:value-type="float">
            <text:p>-0.37</text:p>
          </table:table-cell>
        </table:table-row>
        <table:table-row table:style-name="ro1">
          <table:table-cell office:value-type="float" office:value="0.981952641901333" calcext:value-type="float">
            <text:p>0.981952641901333</text:p>
          </table:table-cell>
          <table:table-cell office:value-type="string" calcext:value-type="string">
            <text:p>P2 PA14_RS16130_femR_70</text:p>
          </table:table-cell>
          <table:table-cell office:value-type="float" office:value="-0.662332726719397" calcext:value-type="float">
            <text:p>-0.66</text:p>
          </table:table-cell>
          <table:table-cell office:value-type="float" office:value="-0.446610232157919" calcext:value-type="float">
            <text:p>-0.45</text:p>
          </table:table-cell>
          <table:table-cell office:value-type="float" office:value="-0.708712064574152" calcext:value-type="float">
            <text:p>-0.71</text:p>
          </table:table-cell>
        </table:table-row>
        <table:table-row table:style-name="ro1">
          <table:table-cell office:value-type="float" office:value="0.991859243074586" calcext:value-type="float">
            <text:p>0.991859243074586</text:p>
          </table:table-cell>
          <table:table-cell office:value-type="string" calcext:value-type="string">
            <text:p>P1 PA14_RS22150_algU_11</text:p>
          </table:table-cell>
          <table:table-cell office:value-type="float" office:value="0.00955359462031023" calcext:value-type="float">
            <text:p>0.01</text:p>
          </table:table-cell>
          <table:table-cell office:value-type="float" office:value="-0.258433449252521" calcext:value-type="float">
            <text:p>-0.26</text:p>
          </table:table-cell>
          <table:table-cell office:value-type="float" office:value="0.0189605217049778" calcext:value-type="float">
            <text:p>0.02</text:p>
          </table:table-cell>
        </table:table-row>
        <table:table-row table:style-name="ro1" table:number-rows-repeated="10485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21:03:43.909507201</meta:creation-date>
    <dc:date>2021-09-20T21:14:52.256588613</dc:date>
    <meta:editing-duration>PT58S</meta:editing-duration>
    <meta:editing-cycles>1</meta:editing-cycles>
    <meta:document-statistic meta:table-count="1" meta:cell-count="285" meta:object-count="0"/>
    <meta:generator>LibreOffice/7.2.0.4$Linux_X86_64 LibreOffice_project/20$Build-4</meta:generator>
  </office:meta>
</office:document-meta>
</file>